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2" style:family="table-column">
      <style:table-column-properties fo:break-before="auto" style:column-width="1.8008in"/>
    </style:style>
    <style:style style:name="co3" style:family="table-column">
      <style:table-column-properties fo:break-before="auto" style:column-width="1.6937in"/>
    </style:style>
    <style:style style:name="co5" style:family="table-column">
      <style:table-column-properties fo:break-before="auto" style:column-width="0.911in"/>
    </style:style>
    <style:style style:name="co6" style:family="table-column">
      <style:table-column-properties fo:break-before="auto" style:column-width="0.3638in"/>
    </style:style>
    <style:style style:name="co7" style:family="table-column">
      <style:table-column-properties fo:break-before="auto" style:column-width="1.1681in"/>
    </style:style>
    <style:style style:name="co8" style:family="table-column">
      <style:table-column-properties fo:break-before="auto" style:column-width="1.372in"/>
    </style:style>
    <style:style style:name="co4" style:family="table-column">
      <style:table-column-properties fo:break-before="auto" style:column-width="0.889in"/>
    </style:style>
    <style:style style:name="ro2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position="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position="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ext-properties style:text-position="" fo:font-weight="bold" style:font-weight-asian="bold" style:font-weight-complex="bold"/>
    </style:style>
    <style:style style:name="ce4" style:family="table-cell" style:parent-style-name="Default" style:data-style-name="N104">
      <style:text-properties style:text-position=""/>
    </style:style>
    <style:style style:name="ce5" style:family="table-cell" style:parent-style-name="Default" style:data-style-name="N104">
      <style:text-properties style:text-position=""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4"/>
        <table:table-column table:style-name="co8" table:default-cell-style-name="ce4"/>
        <table:table-column table:style-name="co4" table:default-cell-style-name="Default"/>
        <table:table-row table:style-name="ro2">
          <table:table-cell office:value-type="string">
            <text:p>Part No</text:p>
          </table:table-cell>
          <table:table-cell office:value-type="string">
            <text:p>Description</text:p>
          </table:table-cell>
          <table:table-cell office:value-type="string">
            <text:p>Link</text:p>
          </table:table-cell>
          <table:table-cell office:value-type="string">
            <text:p>Qty</text:p>
          </table:table-cell>
          <table:table-cell office:value-type="string">
            <text:p>Price at QTY 1</text:p>
          </table:table-cell>
          <table:table-cell office:value-type="string">
            <text:p>Price at QTY 100</text:p>
          </table:table-cell>
          <table:table-cell/>
        </table:table-row>
        <table:table-row table:style-name="ro4">
          <table:table-cell table:style-name="ce1" office:value-type="string">
            <text:p><text:a xlink:href="http://www.digikey.com/product-detail/en/CR0603-FX-1001ELF/CR0603-FX-1001ELFCT-ND/3592910">CR0603-FX-1001ELFCT-ND</text:a></text:p>
          </table:table-cell>
          <table:table-cell office:value-type="string">
            <text:p>1 K 0603 Res</text:p>
          </table:table-cell>
          <table:table-cell office:value-type="string">
            <text:p>http://www.digikey.com/product-detail/en/CR0603-FX-1001ELF/CR0603-FX-1001ELFCT-ND/3592910</text:p>
          </table:table-cell>
          <table:table-cell office:value-type="float" office:value="6">
            <text:p>6</text:p>
          </table:table-cell>
          <table:table-cell table:formula="of:=[.D2]*0.01" office:value-type="currency" office:currency="USD" office:value="0.06">
            <text:p>$0.06</text:p>
          </table:table-cell>
          <table:table-cell table:formula="of:=[.D2]*100*0.00576" office:value-type="currency" office:currency="USD" office:value="3.456">
            <text:p>$3.46</text:p>
          </table:table-cell>
          <table:table-cell/>
        </table:table-row>
        <table:table-row table:style-name="ro4">
          <table:table-cell table:style-name="ce1" office:value-type="string">
            <text:p><text:a xlink:href="http://www.digikey.com/product-detail/en/CR0805-JW-102ELF/CR0805-JW-102ELFCT-ND/3592930">CR0805-JW-102ELFCT-ND</text:a></text:p>
          </table:table-cell>
          <table:table-cell office:value-type="string">
            <text:p>1 K 0805 Res</text:p>
          </table:table-cell>
          <table:table-cell office:value-type="string">
            <text:p>http://www.digikey.com/product-detail/en/CR0805-JW-102ELF/CR0805-JW-102ELFCT-ND/3592930</text:p>
          </table:table-cell>
          <table:table-cell office:value-type="float" office:value="2">
            <text:p>2</text:p>
          </table:table-cell>
          <table:table-cell table:formula="of:=[.D3]*0.01" office:value-type="currency" office:currency="USD" office:value="0.02">
            <text:p>$0.02</text:p>
          </table:table-cell>
          <table:table-cell table:formula="of:=[.D3]*100*0.0086" office:value-type="currency" office:currency="USD" office:value="1.72">
            <text:p>$1.72</text:p>
          </table:table-cell>
          <table:table-cell/>
        </table:table-row>
        <table:table-row table:style-name="ro4">
          <table:table-cell table:style-name="ce1" office:value-type="string">
            <text:p><text:a xlink:href="http://www.digikey.com/product-detail/en/RMCF0603FT12K4/RMCF0603FT12K4CT-ND/1943064">RMCF0603FT12K4CT-ND</text:a></text:p>
          </table:table-cell>
          <table:table-cell office:value-type="string">
            <text:p>12.4 K 0603 Res</text:p>
          </table:table-cell>
          <table:table-cell office:value-type="string">
            <text:p>http://www.digikey.com/product-detail/en/RMCF0603FT12K4/RMCF0603FT12K4CT-ND/1943064</text:p>
          </table:table-cell>
          <table:table-cell office:value-type="float" office:value="1">
            <text:p>1</text:p>
          </table:table-cell>
          <table:table-cell table:formula="of:=[.D4]*0.04" office:value-type="currency" office:currency="USD" office:value="0.04">
            <text:p>$0.04</text:p>
          </table:table-cell>
          <table:table-cell table:formula="of:=[.D4]*0.0105*100" office:value-type="currency" office:currency="USD" office:value="1.05">
            <text:p>$1.05</text:p>
          </table:table-cell>
          <table:table-cell/>
        </table:table-row>
        <table:table-row table:style-name="ro4">
          <table:table-cell table:style-name="ce1" office:value-type="string">
            <text:p><text:a xlink:href="http://www.digikey.com/product-detail/en/RMCF0603JT2K20/RMCF0603JT2K20CT-ND/1943178">RMCF0603JT2K20CT-ND</text:a></text:p>
          </table:table-cell>
          <table:table-cell office:value-type="string">
            <text:p>2.2 K 0603 Res</text:p>
          </table:table-cell>
          <table:table-cell office:value-type="string">
            <text:p>http://www.digikey.com/product-detail/en/RMCF0603JT2K20/RMCF0603JT2K20CT-ND/1943178</text:p>
          </table:table-cell>
          <table:table-cell office:value-type="float" office:value="1">
            <text:p>1</text:p>
          </table:table-cell>
          <table:table-cell table:formula="of:=[.D5]*0.02" office:value-type="currency" office:currency="USD" office:value="0.02">
            <text:p>$0.02</text:p>
          </table:table-cell>
          <table:table-cell table:formula="of:=[.D5]*100*0.007" office:value-type="currency" office:currency="USD" office:value="0.7">
            <text:p>$0.70</text:p>
          </table:table-cell>
          <table:table-cell/>
        </table:table-row>
        <table:table-row table:style-name="ro4">
          <table:table-cell table:style-name="ce1" office:value-type="string">
            <text:p><text:a xlink:href="http://www.digikey.com/product-detail/en/RMCF0805JT2K20/RMCF0805JT2K20CT-ND/1942563">RMCF0805JT2K20CT-ND</text:a></text:p>
          </table:table-cell>
          <table:table-cell office:value-type="string">
            <text:p>2.2 K 0805 Res</text:p>
          </table:table-cell>
          <table:table-cell office:value-type="string">
            <text:p>http://www.digikey.com/product-detail/en/RMCF0805JT2K20/RMCF0805JT2K20CT-ND/1942563</text:p>
          </table:table-cell>
          <table:table-cell office:value-type="float" office:value="2">
            <text:p>2</text:p>
          </table:table-cell>
          <table:table-cell table:formula="of:=[.D6]*0.03" office:value-type="currency" office:currency="USD" office:value="0.06">
            <text:p>$0.06</text:p>
          </table:table-cell>
          <table:table-cell table:formula="of:=[.D6]*100*0.0088" office:value-type="currency" office:currency="USD" office:value="1.76">
            <text:p>$1.76</text:p>
          </table:table-cell>
          <table:table-cell/>
        </table:table-row>
        <table:table-row table:style-name="ro4">
          <table:table-cell table:style-name="ce1" office:value-type="string">
            <text:p><text:a xlink:href="http://www.digikey.com/product-detail/en/RMCF0603FT49R9/RMCF0603FT49R9CT-ND/1942956">RMCF0603FT49R9CT-ND</text:a></text:p>
          </table:table-cell>
          <table:table-cell office:value-type="string">
            <text:p>50 0603 Res</text:p>
          </table:table-cell>
          <table:table-cell office:value-type="string">
            <text:p>http://www.digikey.com/product-detail/en/RMCF0603FT49R9/RMCF0603FT49R9CT-ND/1942956</text:p>
          </table:table-cell>
          <table:table-cell office:value-type="float" office:value="4">
            <text:p>4</text:p>
          </table:table-cell>
          <table:table-cell table:formula="of:=[.D7]*0.04" office:value-type="currency" office:currency="USD" office:value="0.16">
            <text:p>$0.16</text:p>
          </table:table-cell>
          <table:table-cell table:formula="of:=[.D7]*0.0105*100" office:value-type="currency" office:currency="USD" office:value="4.2">
            <text:p>$4.20</text:p>
          </table:table-cell>
          <table:table-cell/>
        </table:table-row>
        <table:table-row table:style-name="ro4">
          <table:table-cell table:style-name="ce1" office:value-type="string">
            <text:p><text:a xlink:href="http://www.digikey.com/product-detail/en/RMCF0805JT10R0/RMCF0805JT10R0CT-ND/1942532">RMCF0805JT10R0CT-ND</text:a></text:p>
          </table:table-cell>
          <table:table-cell office:value-type="string">
            <text:p>10 0805 Res (1/8W)</text:p>
          </table:table-cell>
          <table:table-cell office:value-type="string">
            <text:p>http://www.digikey.com/product-detail/en/RMCF0805JT10R0/RMCF0805JT10R0CT-ND/1942532</text:p>
          </table:table-cell>
          <table:table-cell office:value-type="float" office:value="1">
            <text:p>1</text:p>
          </table:table-cell>
          <table:table-cell table:formula="of:=[.D8]*0.03" office:value-type="currency" office:currency="USD" office:value="0.03">
            <text:p>$0.03</text:p>
          </table:table-cell>
          <table:table-cell table:formula="of:=[.D8]*100*0.0088" office:value-type="currency" office:currency="USD" office:value="0.88">
            <text:p>$0.88</text:p>
          </table:table-cell>
          <table:table-cell/>
        </table:table-row>
        <table:table-row table:style-name="ro4">
          <table:table-cell table:style-name="ce1" office:value-type="string">
            <text:p><text:a xlink:href="http://www.digikey.com/product-detail/en/RMCF0805JT75R0/RMCF0805JT75R0CT-ND/1942538">RMCF0805JT75R0CT-ND</text:a></text:p>
          </table:table-cell>
          <table:table-cell office:value-type="string">
            <text:p>75 0805 Res</text:p>
          </table:table-cell>
          <table:table-cell office:value-type="string">
            <text:p>http://www.digikey.com/product-detail/en/RMCF0805JT75R0/RMCF0805JT75R0CT-ND/1942538</text:p>
          </table:table-cell>
          <table:table-cell office:value-type="float" office:value="2">
            <text:p>2</text:p>
          </table:table-cell>
          <table:table-cell table:formula="of:=[.D9]*0.03" office:value-type="currency" office:currency="USD" office:value="0.06">
            <text:p>$0.06</text:p>
          </table:table-cell>
          <table:table-cell table:formula="of:=[.D9]*0.0088*100" office:value-type="currency" office:currency="USD" office:value="1.76">
            <text:p>$1.76</text:p>
          </table:table-cell>
          <table:table-cell/>
        </table:table-row>
        <table:table-row table:style-name="ro4">
          <table:table-cell table:style-name="ce1" office:value-type="string">
            <text:p><text:a xlink:href="http://www.digikey.com/product-detail/en/C2012Y5V1A106Z/445-1371-1-ND/567608">445-1371-1-ND</text:a></text:p>
          </table:table-cell>
          <table:table-cell office:value-type="string">
            <text:p>10uF 10V 0805 Cap</text:p>
          </table:table-cell>
          <table:table-cell office:value-type="string">
            <text:p>http://www.digikey.com/product-detail/en/C2012Y5V1A106Z/445-1371-1-ND/567608</text:p>
          </table:table-cell>
          <table:table-cell office:value-type="float" office:value="4">
            <text:p>4</text:p>
          </table:table-cell>
          <table:table-cell table:formula="of:=[.D10]*0.15" office:value-type="currency" office:currency="USD" office:value="0.6">
            <text:p>$0.60</text:p>
          </table:table-cell>
          <table:table-cell table:formula="of:=[.D10]*0.042*100" office:value-type="currency" office:currency="USD" office:value="16.8">
            <text:p>$16.80</text:p>
          </table:table-cell>
          <table:table-cell/>
        </table:table-row>
        <table:table-row table:style-name="ro4">
          <table:table-cell table:style-name="ce1" office:value-type="string">
            <text:p><text:a xlink:href="http://www.digikey.com/product-detail/en/GRM188R71C104KA01D/490-1532-1-ND/587771">490-1532-1-ND</text:a></text:p>
          </table:table-cell>
          <table:table-cell office:value-type="string">
            <text:p>.1 uF 10V 0603 Cap</text:p>
          </table:table-cell>
          <table:table-cell office:value-type="string">
            <text:p>http://www.digikey.com/product-detail/en/GRM188R71C104KA01D/490-1532-1-ND/587771</text:p>
          </table:table-cell>
          <table:table-cell office:value-type="float" office:value="3">
            <text:p>3</text:p>
          </table:table-cell>
          <table:table-cell table:formula="of:=[.D11]*0.1" office:value-type="currency" office:currency="USD" office:value="0.3">
            <text:p>$0.30</text:p>
          </table:table-cell>
          <table:table-cell table:formula="of:=[.D11]*0.0088*100" office:value-type="currency" office:currency="USD" office:value="2.64">
            <text:p>$2.64</text:p>
          </table:table-cell>
          <table:table-cell/>
        </table:table-row>
        <table:table-row table:style-name="ro4">
          <table:table-cell table:style-name="ce1" office:value-type="string">
            <text:p><text:a xlink:href="http://www.digikey.com/product-detail/en/CC0805ZRY5V9BB104/311-1361-1-ND/2103145">311-1361-1-ND</text:a></text:p>
          </table:table-cell>
          <table:table-cell office:value-type="string">
            <text:p>.1 uF 10V 0805 Cap</text:p>
          </table:table-cell>
          <table:table-cell office:value-type="string">
            <text:p>http://www.digikey.com/product-detail/en/CC0805ZRY5V9BB104/311-1361-1-ND/2103145</text:p>
          </table:table-cell>
          <table:table-cell office:value-type="float" office:value="1">
            <text:p>1</text:p>
          </table:table-cell>
          <table:table-cell table:formula="of:=[.D12]*0.031" office:value-type="currency" office:currency="USD" office:value="0.031">
            <text:p>$0.03</text:p>
          </table:table-cell>
          <table:table-cell table:formula="of:=[.D12]*0.0141*100" office:value-type="currency" office:currency="USD" office:value="1.41">
            <text:p>$1.41</text:p>
          </table:table-cell>
          <table:table-cell office:value-type="string">
            <text:p>NOTE: Minimum order 10</text:p>
          </table:table-cell>
        </table:table-row>
        <table:table-row table:style-name="ro4">
          <table:table-cell table:style-name="ce1" office:value-type="string">
            <text:p><text:a xlink:href="http://www.digikey.com/product-detail/en/C1608C0G1H120J/445-1270-1-ND/567672">445-1270-1-ND</text:a></text:p>
          </table:table-cell>
          <table:table-cell office:value-type="string">
            <text:p>12p 0603 Cap</text:p>
          </table:table-cell>
          <table:table-cell office:value-type="string">
            <text:p>http://www.digikey.com/product-detail/en/C1608C0G1H120J/445-1270-1-ND/567672</text:p>
          </table:table-cell>
          <table:table-cell office:value-type="float" office:value="3">
            <text:p>3</text:p>
          </table:table-cell>
          <table:table-cell table:formula="of:=[.D13]*0.1" office:value-type="currency" office:currency="USD" office:value="0.3">
            <text:p>$0.30</text:p>
          </table:table-cell>
          <table:table-cell table:formula="of:=[.D13]*0.01124*100" office:value-type="currency" office:currency="USD" office:value="3.372">
            <text:p>$3.37</text:p>
          </table:table-cell>
          <table:table-cell office:value-type="string">
            <text:p>NOTE: 12 pF chosen (Consider 10pF)</text:p>
          </table:table-cell>
        </table:table-row>
        <table:table-row table:style-name="ro4">
          <table:table-cell table:style-name="ce1" office:value-type="string">
            <text:p><text:a xlink:href="http://www.digikey.com/product-detail/en/CC0805JRNPO9BN120/311-1100-1-ND/303010">0805JRNPO9BN120</text:a></text:p>
          </table:table-cell>
          <table:table-cell office:value-type="string">
            <text:p>12p 0805 Cap</text:p>
          </table:table-cell>
          <table:table-cell office:value-type="string">
            <text:p>http://www.digikey.com/product-detail/en/CC0805JRNPO9BN120/311-1100-1-ND/303010</text:p>
          </table:table-cell>
          <table:table-cell office:value-type="float" office:value="1">
            <text:p>1</text:p>
          </table:table-cell>
          <table:table-cell table:formula="of:=[.D14]*0.062" office:value-type="currency" office:currency="USD" office:value="0.062">
            <text:p>$0.06</text:p>
          </table:table-cell>
          <table:table-cell table:formula="of:=[.D14]*100*0.0286" office:value-type="currency" office:currency="USD" office:value="2.86">
            <text:p>$2.86</text:p>
          </table:table-cell>
          <table:table-cell office:value-type="string">
            <text:p>NOTE: Minimum order 10, Consider 10 pF</text:p>
          </table:table-cell>
        </table:table-row>
        <table:table-row table:style-name="ro4">
          <table:table-cell table:style-name="ce2" office:value-type="string">
            <text:p><text:a xlink:href="http://www.digikey.com/product-detail/en/ABM8G-20.000MHZ-4Y-T3/535-10911-1-ND/2624244">535-10911-1-ND</text:a></text:p>
          </table:table-cell>
          <table:table-cell table:style-name="ce3" office:value-type="string">
            <text:p>20 MHz Crystal</text:p>
          </table:table-cell>
          <table:table-cell table:style-name="ce3" office:value-type="string">
            <text:p>http://www.digikey.com/product-detail/en/ABM8G-20.000MHZ-4Y-T3/535-10911-1-ND/2624244</text:p>
          </table:table-cell>
          <table:table-cell table:style-name="ce3" office:value-type="float" office:value="1">
            <text:p>1</text:p>
          </table:table-cell>
          <table:table-cell table:style-name="ce5" table:formula="of:=1.01*[.D15]" office:value-type="currency" office:currency="USD" office:value="1.01">
            <text:p>$1.01</text:p>
          </table:table-cell>
          <table:table-cell table:style-name="ce5" table:formula="of:=[.D15]*100*0.6075" office:value-type="currency" office:currency="USD" office:value="60.75">
            <text:p>$60.75</text:p>
          </table:table-cell>
          <table:table-cell office:value-type="string">
            <text:p>NOTE: Optional</text:p>
          </table:table-cell>
        </table:table-row>
        <table:table-row table:style-name="ro4">
          <table:table-cell table:style-name="ce2" office:value-type="string">
            <text:p><text:a xlink:href="http://www.digikey.com/product-detail/en/ABM8G-25.000MHZ-4Y-T3/535-10915-1-ND/2624248">535-10915-1-ND</text:a></text:p>
          </table:table-cell>
          <table:table-cell table:style-name="ce3" office:value-type="string">
            <text:p>25 MHz Crystal</text:p>
          </table:table-cell>
          <table:table-cell table:style-name="ce3" office:value-type="string">
            <text:p>http://www.digikey.com/product-detail/en/ABM8G-25.000MHZ-4Y-T3/535-10915-1-ND/2624248</text:p>
          </table:table-cell>
          <table:table-cell table:style-name="ce3" office:value-type="float" office:value="1">
            <text:p>1</text:p>
          </table:table-cell>
          <table:table-cell table:style-name="ce5" table:formula="of:=1.01*[.D16]" office:value-type="currency" office:currency="USD" office:value="1.01">
            <text:p>$1.01</text:p>
          </table:table-cell>
          <table:table-cell table:style-name="ce5" table:formula="of:=0.6075*[.D16]*100" office:value-type="currency" office:currency="USD" office:value="60.75">
            <text:p>$60.75</text:p>
          </table:table-cell>
          <table:table-cell/>
        </table:table-row>
        <table:table-row table:style-name="ro4">
          <table:table-cell table:style-name="ce1" office:value-type="string">
            <text:p><text:a xlink:href="http://www.digikey.com/product-detail/en/ENC424J600-I%2FPT/ENC424J600-I%2FPT-ND/2125438">ENC424J600-I/PT-ND</text:a></text:p>
          </table:table-cell>
          <table:table-cell office:value-type="string">
            <text:p>Ethernet NIC</text:p>
          </table:table-cell>
          <table:table-cell office:value-type="string">
            <text:p>http://www.digikey.com/product-detail/en/ENC424J600-I%2FPT/ENC424J600-I%2FPT-ND/2125438</text:p>
          </table:table-cell>
          <table:table-cell office:value-type="float" office:value="1">
            <text:p>1</text:p>
          </table:table-cell>
          <table:table-cell table:formula="of:=[.D17]*4.56" office:value-type="currency" office:currency="USD" office:value="4.56">
            <text:p>$4.56</text:p>
          </table:table-cell>
          <table:table-cell table:formula="of:=[.D17]*100*2.98" office:value-type="currency" office:currency="USD" office:value="298">
            <text:p>$298.00</text:p>
          </table:table-cell>
          <table:table-cell/>
        </table:table-row>
        <table:table-row table:style-name="ro4">
          <table:table-cell table:style-name="ce1" office:value-type="string">
            <text:p><text:a xlink:href="http://www.digikey.com/product-detail/en/ATMEGA328-AU/ATMEGA328-AU-ND/2271029">ATMEGA328-AU-ND</text:a></text:p>
          </table:table-cell>
          <table:table-cell office:value-type="string">
            <text:p>ATMega 328</text:p>
          </table:table-cell>
          <table:table-cell office:value-type="string">
            <text:p>http://www.digikey.com/product-detail/en/ATMEGA328-AU/ATMEGA328-AU-ND/2271029</text:p>
          </table:table-cell>
          <table:table-cell office:value-type="float" office:value="1">
            <text:p>1</text:p>
          </table:table-cell>
          <table:table-cell table:formula="of:=[.D18]*2.77" office:value-type="currency" office:currency="USD" office:value="2.77">
            <text:p>$2.77</text:p>
          </table:table-cell>
          <table:table-cell table:formula="of:=[.D18]*100*1.548" office:value-type="currency" office:currency="USD" office:value="154.8">
            <text:p>$154.80</text:p>
          </table:table-cell>
          <table:table-cell/>
        </table:table-row>
        <table:table-row table:style-name="ro4">
          <table:table-cell table:style-name="ce1" office:value-type="string">
            <text:p><text:a xlink:href="http://www.digikey.com/product-detail/en/MCP1824T-3302E%2FOT/MCP1824T-3302E%2FOTCT-ND/1817324">MCP1824T-3302E/OTCT-ND</text:a></text:p>
          </table:table-cell>
          <table:table-cell office:value-type="string">
            <text:p>3.3v Regulator</text:p>
          </table:table-cell>
          <table:table-cell office:value-type="string">
            <text:p>http://www.digikey.com/product-detail/en/MCP1824T-3302E%2FOT/MCP1824T-3302E%2FOTCT-ND/1817324</text:p>
          </table:table-cell>
          <table:table-cell office:value-type="float" office:value="2">
            <text:p>2</text:p>
          </table:table-cell>
          <table:table-cell table:formula="of:=0.52*[.D19]" office:value-type="currency" office:currency="USD" office:value="1.04">
            <text:p>$1.04</text:p>
          </table:table-cell>
          <table:table-cell table:formula="of:=[.D19]*0.32*100" office:value-type="currency" office:currency="USD" office:value="64">
            <text:p>$64.00</text:p>
          </table:table-cell>
          <table:table-cell/>
        </table:table-row>
        <table:table-row table:style-name="ro4">
          <table:table-cell table:style-name="ce1" office:value-type="string">
            <text:p><text:a xlink:href="http://www.digikey.com/product-detail/en/S558-5999-T7-F/507-1459-1-ND/2108043">507-1459-1-ND</text:a></text:p>
          </table:table-cell>
          <table:table-cell office:value-type="string">
            <text:p>Pulse Transformer</text:p>
          </table:table-cell>
          <table:table-cell office:value-type="string">
            <text:p>http://www.digikey.com/product-detail/en/S558-5999-T7-F/507-1459-1-ND/2108043</text:p>
          </table:table-cell>
          <table:table-cell office:value-type="float" office:value="1">
            <text:p>1</text:p>
          </table:table-cell>
          <table:table-cell table:formula="of:=[.D20]*2.24" office:value-type="currency" office:currency="USD" office:value="2.24">
            <text:p>$2.24</text:p>
          </table:table-cell>
          <table:table-cell table:formula="of:=[.D20]*1.3838*100" office:value-type="currency" office:currency="USD" office:value="138.38">
            <text:p>$138.38</text:p>
          </table:table-cell>
          <table:table-cell/>
        </table:table-row>
        <table:table-row table:style-name="ro4">
          <table:table-cell table:style-name="ce1" office:value-type="string">
            <text:p><text:a xlink:href="http://www.digikey.com/product-detail/en/1050270001/WM6825CT-ND/3045221">WM6825CT-ND</text:a></text:p>
          </table:table-cell>
          <table:table-cell office:value-type="string">
            <text:p>SD Card Connector</text:p>
          </table:table-cell>
          <table:table-cell office:value-type="string">
            <text:p>http://www.digikey.com/product-detail/en/1050270001/WM6825CT-ND/3045221</text:p>
          </table:table-cell>
          <table:table-cell office:value-type="float" office:value="1">
            <text:p>1</text:p>
          </table:table-cell>
          <table:table-cell table:formula="of:=[.D21]*1.43" office:value-type="currency" office:currency="USD" office:value="1.43">
            <text:p>$1.43</text:p>
          </table:table-cell>
          <table:table-cell table:formula="of:=[.D21]* 1.0883*100" office:value-type="currency" office:currency="USD" office:value="108.83">
            <text:p>$108.83</text:p>
          </table:table-cell>
          <table:table-cell/>
        </table:table-row>
        <table:table-row table:style-name="ro4">
          <table:table-cell table:style-name="ce1" office:value-type="string">
            <text:p>WM17449-ND</text:p>
          </table:table-cell>
          <table:table-cell office:value-type="string">
            <text:p>6-pin SPI Header</text:p>
          </table:table-cell>
          <table:table-cell office:value-type="string">
            <text:p>http://www.digikey.com/scripts/dksearch/dksus.dll?vendor=0&amp;keywords=%09WM17449</text:p>
          </table:table-cell>
          <table:table-cell office:value-type="float" office:value="1">
            <text:p>1</text:p>
          </table:table-cell>
          <table:table-cell table:formula="of:=0.43*[.D22]" office:value-type="currency" office:currency="USD" office:value="0.43">
            <text:p>$0.43</text:p>
          </table:table-cell>
          <table:table-cell table:formula="of:=[.D22]*100*0.3066" office:value-type="currency" office:currency="USD" office:value="30.66">
            <text:p>$30.66</text:p>
          </table:table-cell>
          <table:table-cell/>
        </table:table-row>
        <table:table-row table:style-name="ro4">
          <table:table-cell table:style-name="ce1" office:value-type="string">
            <text:p><text:a xlink:href="http://www.digikey.com/product-detail/en/RJLSE4208101T/RJLSE4208101TCT-ND/1979565">RJLSE4208101TCT-ND</text:a></text:p>
          </table:table-cell>
          <table:table-cell office:value-type="string">
            <text:p>Ethernet Jack</text:p>
          </table:table-cell>
          <table:table-cell office:value-type="string">
            <text:p>http://www.digikey.com/product-detail/en/RJLSE4208101T/RJLSE4208101TCT-ND/1979565</text:p>
          </table:table-cell>
          <table:table-cell office:value-type="float" office:value="1">
            <text:p>1</text:p>
          </table:table-cell>
          <table:table-cell table:formula="of:=[.D23]*1.5" office:value-type="currency" office:currency="USD" office:value="1.5">
            <text:p>$1.50</text:p>
          </table:table-cell>
          <table:table-cell table:formula="of:=[.D23]*1.241*100" office:value-type="currency" office:currency="USD" office:value="124.1">
            <text:p>$124.10</text:p>
          </table:table-cell>
          <table:table-cell/>
        </table:table-row>
        <table:table-row table:style-name="ro4">
          <table:table-cell table:style-name="ce1" office:value-type="string">
            <text:p><text:a xlink:href="http://www.digikey.com/product-detail/en/LTST-C171TBKT/160-1645-1-ND/573585">160-1645-1-ND</text:a></text:p>
          </table:table-cell>
          <table:table-cell office:value-type="string">
            <text:p>Blue LED</text:p>
          </table:table-cell>
          <table:table-cell office:value-type="string">
            <text:p>http://www.digikey.com/product-detail/en/LTST-C171TBKT/160-1645-1-ND/573585</text:p>
          </table:table-cell>
          <table:table-cell office:value-type="float" office:value="1">
            <text:p>1</text:p>
          </table:table-cell>
          <table:table-cell table:formula="of:=[.D24]*0.43" office:value-type="currency" office:currency="USD" office:value="0.43">
            <text:p>$0.43</text:p>
          </table:table-cell>
          <table:table-cell table:formula="of:=[.D24]*100* 0.1813" office:value-type="currency" office:currency="USD" office:value="18.13">
            <text:p>$18.13</text:p>
          </table:table-cell>
          <table:table-cell/>
        </table:table-row>
        <table:table-row table:style-name="ro4">
          <table:table-cell table:style-name="ce1" office:value-type="string">
            <text:p><text:a xlink:href="http://www.digikey.com/product-detail/en/LS%20R976-NR-1/475-1278-1-ND/1642798">475-1278-1-ND</text:a></text:p>
          </table:table-cell>
          <table:table-cell table:style-name="ce1" office:value-type="string">
            <text:p>Red LED</text:p>
          </table:table-cell>
          <table:table-cell office:value-type="string">
            <text:p>http://www.digikey.com/product-detail/en/LS%20R976-NR-1/475-1278-1-ND/1642798</text:p>
          </table:table-cell>
          <table:table-cell office:value-type="float" office:value="1">
            <text:p>1</text:p>
          </table:table-cell>
          <table:table-cell table:formula="of:=[.D25]*0.09" office:value-type="currency" office:currency="USD" office:value="0.09">
            <text:p>$0.09</text:p>
          </table:table-cell>
          <table:table-cell table:formula="of:=[.D25]*100*0.0621" office:value-type="currency" office:currency="USD" office:value="6.21">
            <text:p>$6.21</text:p>
          </table:table-cell>
          <table:table-cell/>
        </table:table-row>
        <table:table-row table:style-name="ro4">
          <table:table-cell table:style-name="ce1" office:value-type="string">
            <text:p><text:a xlink:href="http://www.digikey.com/product-detail/en/LG%20R971-KN-1-0-20-R18/475-1410-1-ND/1802598">475-1410-1-ND</text:a></text:p>
          </table:table-cell>
          <table:table-cell office:value-type="string">
            <text:p>Green LED</text:p>
          </table:table-cell>
          <table:table-cell office:value-type="string">
            <text:p>http://www.digikey.com/product-detail/en/LG%20R971-KN-1-0-20-R18/475-1410-1-ND/1802598</text:p>
          </table:table-cell>
          <table:table-cell office:value-type="float" office:value="1">
            <text:p>1</text:p>
          </table:table-cell>
          <table:table-cell table:formula="of:=0.09*[.D26]" office:value-type="currency" office:currency="USD" office:value="0.09">
            <text:p>$0.09</text:p>
          </table:table-cell>
          <table:table-cell table:formula="of:=100*[.D26]*0.059" office:value-type="currency" office:currency="USD" office:value="5.9">
            <text:p>$5.90</text:p>
          </table:table-cell>
          <table:table-cell/>
        </table:table-row>
        <table:table-row table:style-name="ro2">
          <table:table-cell table:style-name="ce1"/>
          <table:table-cell table:number-columns-repeated="6"/>
        </table:table-row>
        <table:table-row table:style-name="ro2">
          <table:table-cell table:style-name="ce1"/>
          <table:table-cell table:style-name="ce3" office:value-type="string">
            <text:p>NOTE: Does not include NTSC video tools / Does not clock at 28.636 MHz</text:p>
          </table:table-cell>
          <table:table-cell table:number-columns-repeated="5"/>
        </table:table-row>
        <table:table-row table:style-name="ro2">
          <table:table-cell office:value-type="string">
            <text:p>Total</text:p>
          </table:table-cell>
          <table:table-cell table:number-columns-repeated="3"/>
          <table:table-cell table:formula="of:=SUM([.E2:.E23])" office:value-type="currency" office:currency="USD" office:value="17.733">
            <text:p>$17.73</text:p>
          </table:table-cell>
          <table:table-cell table:formula="of:=SUM([.F2:.F26])" office:value-type="currency" office:currency="USD" office:value="1113.118">
            <text:p>$1,113.12</text:p>
          </table:table-cell>
          <table:table-cell/>
        </table:table-row>
        <table:table-row table:style-name="ro2">
          <table:table-cell table:number-columns-repeated="5"/>
          <table:table-cell table:formula="of:=[.F29]/100" office:value-type="currency" office:currency="USD" office:value="11.13118">
            <text:p>$11.13</text:p>
          </table:table-cell>
          <table:table-cell/>
        </table:table-row>
        <table:table-row table:style-name="ro2" table:number-rows-repeated="1048545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Sheet2" table:style-name="ta1">
        <table:table-column table:style-name="co4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3T16:46:34</meta:creation-date>
    <dc:date>2012-11-16T10:07:21</dc:date>
    <meta:editing-duration>PT1H9M37S</meta:editing-duration>
    <meta:editing-cycles>8</meta:editing-cycles>
    <meta:generator>LibreOffice/3.5$Linux_X86_64 LibreOffice_project/350m1$Build-2</meta:generator>
    <meta:document-statistic meta:table-count="3" meta:cell-count="165" meta:object-count="0"/>
  </office:meta>
</office:document-meta>
</file>